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3c4b" officeooo:paragraph-rsid="00133c4b"/>
    </style:style>
    <style:style style:name="P2" style:family="paragraph" style:parent-style-name="Standard">
      <style:paragraph-properties fo:text-align="center" style:justify-single-word="false"/>
      <style:text-properties fo:font-size="18pt" officeooo:rsid="00133c4b" officeooo:paragraph-rsid="00133c4b" style:font-size-asian="15.75pt" style:font-size-complex="18pt"/>
    </style:style>
    <style:style style:name="P3" style:family="paragraph" style:parent-style-name="Standard">
      <style:paragraph-properties fo:text-align="center" style:justify-single-word="false"/>
      <style:text-properties fo:font-size="14pt" officeooo:rsid="00133c4b" officeooo:paragraph-rsid="00133c4b" style:font-size-asian="12.25pt" style:font-size-complex="14pt"/>
    </style:style>
    <style:style style:name="P4" style:family="paragraph" style:parent-style-name="Standard">
      <style:text-properties officeooo:rsid="0013c4de" officeooo:paragraph-rsid="0013c4de"/>
    </style:style>
    <style:style style:name="P5" style:family="paragraph" style:parent-style-name="Standard">
      <style:text-properties officeooo:rsid="0013c4de" officeooo:paragraph-rsid="00155c7a"/>
    </style:style>
    <style:style style:name="P6" style:family="paragraph" style:parent-style-name="Standard">
      <style:text-properties officeooo:rsid="00155c7a" officeooo:paragraph-rsid="00133c4b"/>
    </style:style>
    <style:style style:name="P7" style:family="paragraph" style:parent-style-name="Standard">
      <style:text-properties officeooo:rsid="00155c7a" officeooo:paragraph-rsid="00155c7a"/>
    </style:style>
    <style:style style:name="P8" style:family="paragraph" style:parent-style-name="Standard">
      <style:text-properties officeooo:rsid="0015d983" officeooo:paragraph-rsid="0015d983"/>
    </style:style>
    <style:style style:name="T1" style:family="text">
      <style:text-properties officeooo:rsid="00155c7a"/>
    </style:style>
    <style:style style:name="T2" style:family="text">
      <style:text-properties officeooo:rsid="0015d9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Informe Tarea 2</text:p>
      <text:p text:style-name="P3"/>
      <text:p text:style-name="P3">Métodos Numéricos para la Ciencia y la Ingeniera</text:p>
      <text:p text:style-name="P1"/>
      <text:p text:style-name="P1"/>
      <text:p text:style-name="P1"/>
      <text:p text:style-name="P1">Pregunta 1</text:p>
      <text:p text:style-name="P1"/>
      <text:p text:style-name="P1">1.1.-Introducción :</text:p>
      <text:p text:style-name="P1"/>
      <text:p text:style-name="P4">Se busca poder calcular cual sera la velocidad con que rebota una bola tras un choque inelástico con una superficie oscila en el tiempo.</text:p>
      <text:p text:style-name="P4"/>
      <text:p text:style-name="P4">La pelota parte pegada a el suelo con una velocidad cualquiera mayor que cero, y la superficia parte del reposo, los parametros para la masa de la particula, para la acelaracion del sistema y la amplitud de la osilacion toman valor 1 para adimencionalizar el problema.</text:p>
      <text:p text:style-name="P1"/>
      <text:p text:style-name="P1">1.2.-Procedimiento:</text:p>
      <text:p text:style-name="P1"/>
      <text:p text:style-name="P4">El algoritmo utilizado para resolver el problema cuenta con varias funciones y una funcion principal que se nutre de la informacion que le entregan las demas funciones.</text:p>
      <text:p text:style-name="P4"/>
      <text:p text:style-name="P5">La funcion principal func_cinm() recibe como argumentos el numero de choques a calcular y el coeficiente de restitucion. Este algoritmo hace un llamado a la funcion resta() que recibe como argumento un valor de tiempo, y retorna el valor de la distancia relativa entre la pelota y el suelo. func_cinm con los datos que le entrega resta <text:s/>verifica si el resultado entregado por resta() significa que el choque ocurrio o aun no. En el caso de no ocurrir un choque para ese instante, vuelve a iterar para un valor mayor de tiempo, para los casos en que <text:span text:style-name="T1">el valor retornado por resta evidencie que el choque ya ocurrio para el instante dado, calcula el punto en que la funcion resta() se hace cero con la ayuda del metodo bisectq() de scipy. Con esto tenemos el instante en que se produce el choque y con esa informacion se llama a la funcion choque() que recibe un valores de velocidad <text:s/>para el suelo y para la pelota antes del choque y retorna el valor para la velocidad con que rebota la palota. Tras un manejo de los datos obtenidos, algunos se guardan en arreglos y otros valores se actualizan para comenzar otra iteracion hasta el proximo choque de la pelota con el suelo. Ademas el programa cuenta con otras dos funciones que sirven para hacer manejo de las variables de tiempo durante el proceso.</text:span> </text:p>
      <text:p text:style-name="P1"/>
      <text:p text:style-name="P1"/>
      <text:p text:style-name="P1"/>
      <text:p text:style-name="P1"/>
      <text:p text:style-name="P1">1.3.-Resultados </text:p>
      <text:p text:style-name="P1"/>
      <text:p text:style-name="P7">Resulta un programa que calcula y almacena los datos para los <text:s/>tiempos en que chocan la pelota y la superficie y para la velocidades que toma la pelota luego del rebote.</text:p>
      <text:p text:style-name="P7"/>
      <text:p text:style-name="P7"/>
      <text:p text:style-name="P7"/>
      <text:p text:style-name="P7"><text:soft-page-break/></text:p>
      <text:p text:style-name="P1">1.4.-Conclusiones</text:p>
      <text:p text:style-name="P1"/>
      <text:p text:style-name="P7">Aunque se intento hacer un programa que pudiera ser mas maleable poder hacer distintos tipos de cambios y con eso poder jugar mas con el experimento computacional, este resulto un programa muy rigido en donde solo se podian variar algunas cosas, las sificientes para poder obtener la informacion requerida.</text:p>
      <text:p text:style-name="P1"/>
      <text:p text:style-name="P1"/>
      <text:p text:style-name="P1">Pregunta 2</text:p>
      <text:p text:style-name="P1"/>
      <text:p text:style-name="P1">2.1.-Introducción :</text:p>
      <text:p text:style-name="P1"/>
      <text:p text:style-name="P1"/>
      <text:p text:style-name="P7">Se busca calcular el numero de choques necesarios para que que el sistema entrara en un estado relajado, en otras palabras, determinar despues de cuantos rebotes el sistema comenzaba a tomar cierta regularidad en su comportamiento. Para esto se pide utilizar 0.15 para el coeficiente de restitucion, y 1,66 para la velocidad algular.</text:p>
      <text:p text:style-name="P6"/>
      <text:p text:style-name="P6"/>
      <text:p text:style-name="P6"/>
      <text:p text:style-name="P6"/>
      <text:p text:style-name="P1">2.2.-Procedimiento:</text:p>
      <text:p text:style-name="P1"/>
      <text:p text:style-name="P1"/>
      <text:p text:style-name="P7">Se hace correr el programa para 50 rebotes y para los valores requeridos para luego ser graficados <text:span text:style-name="T2">las velocidades de rebote versus el numero de rebote al que correspone esa velocidad.</text:span></text:p>
      <text:p text:style-name="P1"/>
      <text:p text:style-name="P1"/>
      <text:p text:style-name="P1"/>
      <text:p text:style-name="P1"/>
      <text:p text:style-name="P1"/>
      <text:p text:style-name="P1"/>
      <text:p text:style-name="P1">2.3.-Resultados </text:p>
      <text:p text:style-name="P1"/>
      <text:p text:style-name="P1"/>
      <text:p text:style-name="P8">poner el grafico</text:p>
      <text:p text:style-name="P8"/>
      <text:p text:style-name="P8">poner el valor aproximado para el nrelax</text:p>
      <text:p text:style-name="P8"/>
      <text:p text:style-name="P8"/>
      <text:p text:style-name="P8"/>
      <text:p text:style-name="P1">2.4.-Conclusiones</text:p>
      <text:p text:style-name="P1"/>
      <text:p text:style-name="P8">Si bien el sistema en un comienzo no tiene mucha regularidad <text:s/>en su comportamineto, luego de pasado unos 10 rebotes los valores de velocidad de rebote comienzan a acumularse dentro de dos valores que se van intercalando, para luego de 20 rebotes estar distribuidos muy cerca esos valores y de forma intercalada en el tiempo.</text:p>
      <text:p text:style-name="P1"/>
      <text:p text:style-name="P8"><text:soft-page-break/></text:p>
      <text:p text:style-name="P1"/>
      <text:p text:style-name="P1"/>
      <text:p text:style-name="P1">Pregunta 3</text:p>
      <text:p text:style-name="P1"/>
      <text:p text:style-name="P1">3.1.-Introducción </text:p>
      <text:p text:style-name="P1"/>
      <text:p text:style-name="P8">Estudiar como es el comportamiento para valores de velocidades algulares proximas a la ya estudiada y comparar</text:p>
      <text:p text:style-name="P1"/>
      <text:p text:style-name="P1"/>
      <text:p text:style-name="P1"/>
      <text:p text:style-name="P1">3.2.-Procedimiento</text:p>
      <text:p text:style-name="P1"/>
      <text:p text:style-name="P8">Se hace correr el programa para 5 valores entre1,66 y 1,7 para la velocidad angular, y al igual que anteriormente se plotean versus el numero de rebote.</text:p>
      <text:p text:style-name="P1"/>
      <text:p text:style-name="P1"/>
      <text:p text:style-name="P1"/>
      <text:p text:style-name="P1">3.3.-Resultados </text:p>
      <text:p text:style-name="P1"/>
      <text:p text:style-name="P8">poner los graficos</text:p>
      <text:p text:style-name="P8"/>
      <text:p text:style-name="P1"/>
      <text:p text:style-name="P1"/>
      <text:p text:style-name="P1"/>
      <text:p text:style-name="P1">3.4.-Conclusiones</text:p>
      <text:p text:style-name="P1"/>
      <text:p text:style-name="P8">hacer la concluciones</text:p>
      <text:p text:style-name="P1"/>
      <text:p text:style-name="P1"/>
      <text:p text:style-name="P1"/>
      <text:p text:style-name="P1"/>
      <text:p text:style-name="P1"/>
      <text:p text:style-name="P1">Pregunta 4</text:p>
      <text:p text:style-name="P1"/>
      <text:p text:style-name="P1">4.1.-Introducción :</text:p>
      <text:p text:style-name="P1"/>
      <text:p text:style-name="P8">Se pide hacer un grafico de velocidades de rebote verusu velocidad algular de la superficie. </text:p>
      <text:p text:style-name="P1"/>
      <text:p text:style-name="P1"/>
      <text:p text:style-name="P1"/>
      <text:p text:style-name="P1">4.2.-Procedimiento:</text:p>
      <text:p text:style-name="P1"><text:s/></text:p>
      <text:p text:style-name="P8">por imposibilidad de editar el programa de forma exitosa el programa para poder acomodarlo a este requerimiento se recurrio a obtener datos para tres valores de velocidad angular y graficarlos con la ayuda de excel.</text:p>
      <text:p text:style-name="P1"/>
      <text:p text:style-name="P1"/>
      <text:p text:style-name="P1"><text:soft-page-break/></text:p>
      <text:p text:style-name="P1">4.3.-Resultados </text:p>
      <text:p text:style-name="P1"/>
      <text:p text:style-name="P1"/>
      <text:p text:style-name="P8">grafico de excel</text:p>
      <text:p text:style-name="P8"/>
      <text:p text:style-name="P8"/>
      <text:p text:style-name="P1">4.4.-Conclusiones</text:p>
      <text:p text:style-name="P1"/>
      <text:p text:style-name="P1"/>
      <text:p text:style-name="P8">no se como sera el grafico</text:p>
      <text:p text:style-name="P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18:59:46.714000000</meta:creation-date>
    <dc:date>2015-10-01T19:55:27.462000000</dc:date>
    <meta:editing-duration>PT21M17S</meta:editing-duration>
    <meta:editing-cycles>2</meta:editing-cycles>
    <meta:generator>LibreOffice/4.3.2.2$Windows_x86 LibreOffice_project/edfb5295ba211bd31ad47d0bad0118690f76407d</meta:generator>
    <meta:document-statistic meta:table-count="0" meta:image-count="0" meta:object-count="0" meta:page-count="4" meta:paragraph-count="42" meta:word-count="705" meta:character-count="4280" meta:non-whitespace-character-count="3604"/>
  </office:meta>
</office:document-meta>
</file>